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EPS" style:family="table">
      <style:table-properties style:width="17.595cm" fo:margin-left="0cm" table:align="left"/>
    </style:style>
    <style:style style:name="STEPS.A" style:family="table-column">
      <style:table-column-properties style:column-width="2.205cm"/>
    </style:style>
    <style:style style:name="STEPS.B" style:family="table-column">
      <style:table-column-properties style:column-width="8.511cm"/>
    </style:style>
    <style:style style:name="STEPS.C" style:family="table-column">
      <style:table-column-properties style:column-width="6.879cm"/>
    </style:style>
    <style:style style:name="STEPS.A1" style:family="table-cell">
      <style:table-cell-properties fo:padding="0.097cm" fo:border-left="0.05pt solid #000000" fo:border-right="none" fo:border-top="0.05pt solid #000000" fo:border-bottom="0.05pt solid #000000"/>
    </style:style>
    <style:style style:name="STEPS.C1" style:family="table-cell">
      <style:table-cell-properties fo:padding="0.097cm" fo:border="0.05pt solid #000000"/>
    </style:style>
    <style:style style:name="STEPS.A2" style:family="table-cell">
      <style:table-cell-properties fo:padding="0.097cm" fo:border-left="0.05pt solid #000000" fo:border-right="none" fo:border-top="none" fo:border-bottom="0.05pt solid #000000"/>
    </style:style>
    <style:style style:name="STEP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p text:style-name="Standard"/>
      </text:section>
      <text:p text:style-name="Standard"/>
      <text:h text:style-name="Heading_20_2" text:outline-level="2">&lt;[TEST_TITLE]&gt;</text:h>
      <text:h text:style-name="Heading_20_3" text:outline-level="3">Objective:</text:h>
      <text:p text:style-name="Standard">[TEST_OBJECTIVE]</text:p>
      <text:h text:style-name="Heading_20_3" text:outline-level="3">Test data:</text:h>
      <text:p text:style-name="Standard">[TEST_DATA]</text:p>
      <text:h text:style-name="Heading_20_3" text:outline-level="3">Preconditions and assumptions:</text:h>
      <text:p text:style-name="Standard">[TEST_PRECONDITIONS]</text:p>
      <text:h text:style-name="Heading_20_3" text:outline-level="3">Steps:</text:h>
      <table:table table:name="STEPS" table:style-name="STEPS">
        <table:table-column table:style-name="STEPS.A"/>
        <table:table-column table:style-name="STEPS.B"/>
        <table:table-column table:style-name="STEPS.C"/>
        <table:table-header-rows>
          <table:table-row>
            <table:table-cell table:style-name="STEPS.A1" office:value-type="string">
              <text:p text:style-name="Table_20_Heading">Step #</text:p>
            </table:table-cell>
            <table:table-cell table:style-name="STEPS.A1" office:value-type="string">
              <text:p text:style-name="Table_20_Heading">Action</text:p>
            </table:table-cell>
            <table:table-cell table:style-name="STEPS.C1" office:value-type="string">
              <text:p text:style-name="Table_20_Heading">Expected result</text:p>
            </table:table-cell>
          </table:table-row>
        </table:table-header-rows>
        <table:table-row>
          <table:table-cell table:style-name="STEPS.A2" office:value-type="string">
            <text:p text:style-name="P1">[STEP_INDEX]</text:p>
          </table:table-cell>
          <table:table-cell table:style-name="STEPS.A2" office:value-type="string">
            <text:p text:style-name="Table_20_Contents">[STEP_ACTION]</text:p>
          </table:table-cell>
          <table:table-cell table:style-name="STEPS.C2" office:value-type="string">
            <text:p text:style-name="Table_20_Contents">[STEP_RESUL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hatko </meta:initial-creator>
    <meta:creation-date>2013-04-03T21:42:31</meta:creation-date>
    <dc:date>2013-04-05T13:59:19</dc:date>
    <dc:creator>ekhatko </dc:creator>
    <meta:editing-duration>PT17H44M11S</meta:editing-duration>
    <meta:editing-cycles>9</meta:editing-cycles>
    <meta:generator>LibreOffice/3.4$Unix LibreOffice_project/340m1$Build-402</meta:generator>
    <meta:document-statistic meta:table-count="1" meta:image-count="0" meta:object-count="0" meta:page-count="1" meta:paragraph-count="14" meta:word-count="19" meta:character-count="182" meta:non-whitespace-character-count="177"/>
  </office:meta>
</office:document-meta>
</file>